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32pt" officeooo:rsid="00116e0f" officeooo:paragraph-rsid="00116e0f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32pt" style:text-underline-style="solid" style:text-underline-width="auto" style:text-underline-color="font-color" officeooo:rsid="00116e0f" officeooo:paragraph-rsid="00116e0f" style:font-size-asian="32pt" style:font-size-complex="3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TP servers Toronto</text:span></text:p>
      <text:p text:style-name="P1"><text:span text:style-name="T1"/></text:p>
      <text:p text:style-name="P2"><text:span text:style-name="T1">ntp.torix.ca</text:span> <text:s text:c="9"/>using IPv4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7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6T11:33:03.060074596</meta:creation-date>
    <dc:date>2021-05-26T11:37:34.189993257</dc:date>
    <meta:editing-duration>PT4M31S</meta:editing-duration>
    <meta:editing-cycles>2</meta:editing-cycles>
    <meta:generator>LibreOffice/7.1.2.2$Linux_X86_64 LibreOffice_project/10$Build-2</meta:generator>
    <meta:document-statistic meta:table-count="0" meta:image-count="0" meta:object-count="0" meta:page-count="1" meta:paragraph-count="2" meta:word-count="6" meta:character-count="52" meta:non-whitespace-character-count="38"/>
  </office:meta>
</office:document-meta>
</file>